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etTest.shouldRemoveAll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tTest.shouldRemoveAllStubb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etTest.resettingNonMockIs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etTest.shouldValidateStateWhenResett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setTest.shouldResetMultipleMock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tTest.shouldRemoveAllInteractionsVerify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tTest.shouldMaintainPreviousDefaultAns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setTest.shouldRemoveStubbing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tTest.shouldResetOngoingStubbingSoThatMoreMeaningfulExceptionsAreRais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setTest.shouldStubbingNotBeTreatedAsInteractionVerifyNoIntera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setTest.shouldNotAffectMoc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etTest.resettingNullIsSaf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